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177d" officeooo:paragraph-rsid="0018177d"/>
    </style:style>
    <style:style style:name="P2" style:family="paragraph" style:parent-style-name="Standard">
      <style:text-properties fo:font-size="14pt" fo:font-weight="bold" officeooo:rsid="0018177d" officeooo:paragraph-rsid="0018177d" style:font-size-asian="14pt" style:font-weight-asian="bold" style:font-size-complex="14pt" style:font-weight-complex="bold"/>
    </style:style>
    <style:style style:name="P3" style:family="paragraph" style:parent-style-name="Standard">
      <style:text-properties officeooo:rsid="0018e917" officeooo:paragraph-rsid="0018e917"/>
    </style:style>
    <style:style style:name="P4" style:family="paragraph" style:parent-style-name="Standard">
      <style:text-properties officeooo:rsid="0019756b" officeooo:paragraph-rsid="0019756b"/>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rsid="0018177d" officeooo:paragraph-rsid="0018177d" style:font-weight-asian="bold" style:font-weight-complex="bold"/>
    </style:style>
    <style:style style:name="T1" style:family="text">
      <style:text-properties officeooo:rsid="0018e917"/>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im King - Week 12 Research Project</text:p>
      <text:p text:style-name="P1"/>
      <text:p text:style-name="P6">4. Why would you want to avoid putting credentials in plaintext in your code?</text:p>
      <text:p text:style-name="Standard"><text:a xlink:type="simple" xlink:href="https://search.brave.com/search?q=In+Java%2C+what+are+the+consequences+of+hardcoding+user+credentials%2C+in+plaintext%2C+into+your+code%3F&amp;source=web&amp;summary=1&amp;conversation=8b7defa5c0294c1d6b12f8" text:style-name="Internet_20_link" text:visited-style-name="Visited_20_Internet_20_Link">https://search.brave.com/search?q=In+Java%2C+what+are+the+consequences+of+hardcoding+user+credentials%2C+in+plaintext%2C+into+your+code%3F&amp;source=web&amp;summary=1&amp;conversation=8b7defa5c0294c1d6b12f8</text:a></text:p>
      <text:p text:style-name="Standard"/>
      <text:p text:style-name="P1">(plus some personal experience)</text:p>
      <text:p text:style-name="P1"/>
      <text:p text:style-name="P1">There are 2 main reasons to avoid putting credentials into your code, especially in plaintext. <text:s/></text:p>
      <text:p text:style-name="P1"/>
      <text:p text:style-name="P1">The first is that hackers can easily find and steal them. <text:s/>Whether it is to access a database, or to execute code on a server, or a variety of other reasons for which you might need to use different credentials than your own, developers have a historical bad habit of hardcoding the credentials into their code. <text:s/>It's easier to do this, initially, but then it leads to disastrous results. <text:s/>Hackers, including insider threats, can scan hard disks for patterns. <text:s/>For instance, say an app uses a particular service account. <text:s/>A hacker can look in the Local Users or Local Admin or Local RDP Users, etc, or in Services, sorting by login names, searching for service account names. <text:s/>Then he could scan for occurrences of that name. <text:s/>Or, if it's in Services where he found the account, he probably already has the app name and path, so he can go directly to the source files and scan them, or decompile them, and then scan them, to search for hardcoded passwords.<text:span text:style-name="T1"> <text:s/>It is also possible to get a memory dump, and search for the credentials in there, and if they were unencrypted, he will find them.</text:span></text:p>
      <text:p text:style-name="P1"/>
      <text:p text:style-name="P1">Once he finds a password, he can traverse the network laterally, into every server that account has access to, using that account's privileges (probably Admin) to do whatever he wants to do.</text:p>
      <text:p text:style-name="P1"/>
      <text:p text:style-name="P3">The 2nd reason, is that if your institution is following good password controls, you will need to change your passwords, at some point, 60.. maybe 180 days, down the road. <text:s/>When that happens, your hardcoded password is no good, anymore, so you've got to go change it. <text:s/>But if you've released the code and distributed it, then you'll need to release a patch with the new password, to everywhere your code went. <text:s/>At that point, it becomes much easier to maintain your application if you store and manage the passwords externally to the code.</text:p>
      <text:p text:style-name="Standard"/>
      <text:section text:style-name="Sect1" text:name="Section1">
        <text:p text:style-name="P5"><text:bookmark text:name="intro"/>5. What is one method that can be used to avoid putting plaintext database usernames and passwords into your code?</text:p>
      </text:section>
      <text:p text:style-name="P1"><text:a xlink:type="simple" xlink:href="https://search.brave.com/search?q=In+Java+and+JDBC%2C+how+can+I+best+avoid+hardcoding+my+root+or+other+passwords+into+the+code%2C+especially+in+plaintext%3F&amp;source=web&amp;summary=1&amp;conversation=d3d3ad94f41ae15d5c8f9f" text:style-name="Internet_20_link" text:visited-style-name="Visited_20_Internet_20_Link">https://search.brave.com/search?q=In+Java+and+JDBC%2C+how+can+I+best+avoid+hardcoding+my+root+or+other+passwords+into+the+code%2C+especially+in+plaintext%3F&amp;source=web&amp;summary=1&amp;conversation=d3d3ad94f41ae15d5c8f9f</text:a></text:p>
      <text:p text:style-name="P1"/>
      <text:p text:style-name="P4">There are several methods which can be used for external password management, such as using an encrypted configuration file, <text:s/>JNDI lookup, or the Java Preferences API; however, probably the safest method, is to store the credentials in an encrypted, secure, external database or cloud-based vault, and use an API, such as Spring Boot, to retrieve them.</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4311in" fo:margin-right="0.58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7T23:32:43.746000000</meta:creation-date>
    <meta:generator>LibreOffice/7.1.1.2$Windows_X86_64 LibreOffice_project/fe0b08f4af1bacafe4c7ecc87ce55bb426164676</meta:generator>
    <dc:date>2025-03-28T00:30:32.558000000</dc:date>
    <meta:editing-duration>PT17M40S</meta:editing-duration>
    <meta:editing-cycles>1</meta:editing-cycles>
    <meta:document-statistic meta:table-count="0" meta:image-count="0" meta:object-count="0" meta:page-count="1" meta:paragraph-count="11" meta:word-count="438" meta:character-count="2931" meta:non-whitespace-character-count="2490"/>
  </office:meta>
</office:document-meta>
</file>